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44cm" fo:text-indent="0cm" style:auto-text-indent="false"/>
      <style:text-properties style:font-name="Verdana" fo:font-size="7pt" fo:language="sv" fo:country="SE" fo:font-weight="normal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fo:margin-left="0cm" fo:margin-right="-0.044cm" fo:text-indent="0cm" style:auto-text-indent="false" style:page-number="auto"/>
      <style:text-properties style:font-name="Verdana" fo:font-size="7pt" fo:language="sv" fo:country="SE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left="0cm" fo:margin-right="-0.044cm" fo:text-indent="0cm" style:auto-text-indent="false" style:border-line-width-bottom="0.141cm 0.088cm 0.088cm" fo:padding="0.074cm" fo:border-left="none" fo:border-right="none" fo:border-top="none" fo:border-bottom="0.317cm double #000000" style:join-border="false"/>
      <style:text-properties style:font-name="Verdana" fo:font-size="7pt" fo:language="sv" fo:country="SE" fo:font-weight="normal" style:font-size-asian="7pt" style:font-weight-asian="normal" style:font-size-complex="7pt" style:font-weight-complex="normal"/>
    </style:style>
    <style:style style:name="T1" style:family="text">
      <style:text-properties style:use-window-font-color="true" style:font-name="Lucida Console" fo:language="en" fo:country="US" style:font-name-asian="Lucida Console" style:font-name-complex="Lucida Conso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'use strict';</text:span></text:p>
      <text:p text:style-name="P1"><text:span text:style-name="T1"><text:line-break/>//object literals:<text:line-break/><text:line-break/>var cat1 = {name: "Fluffy"};<text:line-break/>cat1.age = 3;<text:line-break/>cat1.speak = function() {<text:line-break/><text:tab/>l("mowe");<text:line-break/>};<text:line-break/><text:line-break/>//same can be done like this:<text:line-break/>var cat2 = {<text:line-break/><text:tab/>name: "Fluffy", <text:line-break/><text:tab/>speak: function(){l("mouw")}<text:line-break/>};<text:line-break/>/////////////////////////////////////////////////////<text:line-break/><text:line-break/>//objects with constructor functions and a new keyword<text:line-break/><text:line-break/>function Cat3(name) {<text:line-break/><text:tab/>this.name = name;<text:line-break/>} <text:s/>//NOTE: no semicolon here!!!<text:line-break/>var cat3 = new Cat3();</text:span></text:p>
      <text:p text:style-name="P1"><text:span text:style-name="T1"><text:line-break/>//////////////////////////////////////////////////////<text:line-break/></text:span></text:p>
      <text:p text:style-name="P1"><text:span text:style-name="T1">//this is what is happening behind the screen when creating an object:<text:line-break/>var cat4 = Object.create(Object.prototype, {<text:line-break/><text:tab/>name: { <text:line-break/><text:tab/><text:tab/>value: "Fluffy",<text:line-break/><text:tab/><text:tab/>enumerable: true,<text:line-break/><text:tab/><text:tab/>writable: true,<text:line-break/><text:tab/><text:tab/>configurable: true<text:line-break/><text:tab/><text:tab/>}<text:line-break/><text:tab/>});</text:span></text:p>
      <text:p text:style-name="P1"><text:span text:style-name="T1"/></text:p>
      <text:p text:style-name="P1"><text:span text:style-name="T1">/////////////////////////////////////////////////////<text:line-break/><text:line-break/>//using class keyword from ES6, same would be done like this:<text:line-break/><text:line-break/>class Cat5 {<text:line-break/><text:tab/>constructor(name) {<text:line-break/><text:tab/><text:tab/>this.name = name;</text:span></text:p>
      <text:p text:style-name="P1"><text:span text:style-name="T1"><text:tab/><text:tab/>this.speak: function() {<text:line-break/><text:tab/><text:tab/><text:tab/>l("meeoow - cat 5");<text:line-break/><text:tab/>}<text:tab/></text:span></text:p>
      <text:p text:style-name="P1"><text:span text:style-name="T1"><text:tab/>//it is better to have the func outside:</text:span></text:p>
      <text:p text:style-name="P1"><text:span text:style-name="T1"><text:tab/>speak() {<text:line-break/><text:tab/><text:tab/>l("meeoow - cat 5");<text:line-break/><text:tab/>}<text:tab/><text:line-break/>}<text:line-break/>var cat5 = new Cat5("Fluffy");</text:span></text:p>
      <text:p text:style-name="P1"><text:span text:style-name="T1"/></text:p>
      <text:p text:style-name="P1"><text:span text:style-name="T1">###################Object properties#############</text:span></text:p>
      <text:p text:style-name="P1"><text:span text:style-name="T1">#################################################<text:line-break/>var cat = {<text:line-break/> <text:s text:c="3"/>name: "Fluffy",<text:line-break/> <text:s text:c="3"/>color: "White",<text:line-break/>}<text:line-break/>//these two give same result<text:line-break/>l(cat.name, p1);<text:line-break/>l(cat["name"], p1);<text:line-break/>//the second one is useful when having object whit property<text:line-break/>//that is not a valid identifier:<text:line-break/>cat["eye color"] = "Green";<text:line-break/>l(cat["eye color"], p1);<text:line-break/><text:line-break/>//we can get all property values for a property<text:line-break/>//with property descriptor (writable, enumerable, configurable)<text:line-break/>l(Object.getOwnPropertyDescriptor(cat, 'name'), p1);<text:line-break/><text:line-break/><text:line-break/>/////////////Writable attribute///////////////////////<text:line-break/>//lets change one of them:<text:line-break/>Object.defineProperty(cat, 'name', {writable: false});<text:line-break/>//now at least in strict mode you can not change the <text:line-break/>//name property but you can change the object it is pointing to<text:line-break/>//if it is an object that is, but if you wan to prevent changes<text:line-break/>//to the object it is pointing to you do:<text:line-break/>Object.freeze(cat.name);<text:line-break/><text:line-break/><text:line-break/>//////////////Enumerable prop/////////////////////<text:line-break/>var p2 = false;<text:line-break/><text:line-break/>var cat2 = {<text:line-break/> <text:s text:c="3"/>name: "Fluffy",<text:line-break/> <text:s text:c="3"/>color: "White",<text:line-break/>}<text:line-break/>//here we will loop over all the cat2 properties<text:line-break/>l("prop: value ************", p2);<text:line-break/>for(var prop in cat2) {<text:line-break/> <text:s text:c="3"/>l(prop + ': ' + cat2[prop], p2);<text:line-break/>}<text:line-break/>//but if we do this:<text:line-break/>Object.defineProperty(cat2, 'name', {enumerable: false});<text:line-break/>// now your for loop above would not show name property<text:line-break/>//and it will not show in object keys ether:<text:line-break/>l(Object.keys(cat2), p2);<text:line-break/>l("also json serialization will not work on these props:", p2);<text:line-break/>l(JSON.stringify(cat2), p2);<text:line-break/><text:line-break/><text:line-break/>//////////////Configurable prop////////////////////<text:line-break/><text:line-break/>Object.defineProperty(cat2, 'name', {configurable: false});<text:line-break/>//now 1. you can not change the enumerable attribute<text:line-break/>// 2. you can not change the configurable attribute anymore<text:line-break/>// 3. you can not delete property<text:line-break/><text:line-break/><text:line-break/>//////////////using getters and setters////////<text:line-break/>//getters and setters are attributes on a property that <text:line-break/>//allow you to specify return and set value of a property using a <text:line-break/>//function but you access the prop just like any other:<text:line-break/>var p3 = true;<text:line-break/>var cat3 = {<text:line-break/> <text:s text:c="3"/>name: {first: "Flyffy", last: "TheCat"},<text:line-break/> <text:s text:c="3"/>color: "White",<text:line-break/>};<text:line-break/>//now if we want to have full name of the cat this is what we do:<text:line-break/>Object.defineProperty(cat3, 'fullName', {<text:line-break/> <text:s text:c="3"/>get: function() {<text:line-break/> <text:s text:c="7"/>return this.name.first + ' ' + this.name.last;<text:line-break/> <text:s text:c="3"/>},<text:line-break/> <text:s text:c="3"/>set: function(value) {<text:line-break/> <text:s text:c="7"/>var nameParts = value.split(" ");<text:line-break/> <text:s text:c="7"/>this.name.first = nameParts[0];<text:line-break/> <text:s text:c="7"/>this.name.last = nameParts[1];<text:line-break/> <text:s text:c="3"/>}<text:line-break/>});<text:line-break/>//now we can get fullname like this, as if it was a prop:<text:line-break/>l(cat3.fullName, p3);<text:line-break/>//and we can set the fullname like this, as if it was a prop:<text:line-break/>cat3.fullName = "Fufen Tio";<text:line-break/>l(cat3.fullName, p3);<text:line-break/></text:span></text:p>
      <text:p text:style-name="P3"><text:span text:style-name="T1">################## Prototypes vs inheritance #################</text:span></text:p>
      <text:p text:style-name="P1"><text:span text:style-name="T1"/></text:p>
      <text:p text:style-name="P1"><text:span text:style-name="T1">'use strict'<text:line-break/><text:line-break/>///////////////////Array prototype//////////////////////////<text:line-break/>var p1 = false;<text:line-break/>var cat = {<text:line-break/> <text:s text:c="3"/>name: "Fluffy",<text:line-break/> <text:s text:c="3"/>color: "White",<text:line-break/>}<text:line-break/><text:line-break/><text:line-break/>var arr = [1,2];<text:line-break/>//same:<text:line-break/>var arr = new Array(1,2);<text:line-break/>l(Array.prototype, p1); <text:s/>//prints: "[]"<text:line-break/>l(arr.__proto__, p1); <text:s text:c="2"/>//prints: "[];<text:line-break/><text:line-break/>//Object.defineProperty(Array.prototype, 'last', {<text:line-break/>// <text:s text:c="3"/>get: function() {<text:line-break/>// <text:s text:c="7"/>return this[this.length-1];<text:line-break/>// <text:s text:c="3"/>}<text:line-break/>//});<text:line-break/>//l(array.last, p1);<text:line-break/><text:line-break/>//the same can be done like this also<text:line-break/>Array.prototype.last = function (){<text:line-break/> <text:s text:c="7"/>return this[this.length-1];<text:line-break/> <text:s text:c="3"/>}<text:line-break/>//now all the arrays will have a "function" last instead:<text:line-break/>l(arr.last(), p1);<text:line-break/>l(Array.prototype, p1); <text:s/>//[ last: [ Function ] ]<text:line-break/>l(arr.__proto__, p1); <text:s/>//[ last: [ Function ] ]<text:line-break/><text:line-break/><text:line-break/><text:line-break/>////////////////function VS object prototype//////////////////////<text:line-break/>var p2 = false;<text:line-break/>//function has a prototype property:<text:line-break/>var myFunc = function() {}<text:line-break/>function myFunc2 () {}<text:line-break/>l(myFunc.prototype, p2); //prints: {}<text:line-break/>l(myFunc2.prototype, p2); //prints: myFunc2 {}<text:line-break/><text:line-break/>var f = new myFunc();<text:line-break/>if(f.__proto__ === myFunc.prototype)<text:line-break/> <text:s text:c="3"/>l("yes f.__proto__ === myFunc.prototype will give true!!", p2);<text:line-break/> <text:s text:c="3"/><text:line-break/>myFunc.prototype.age = 5;<text:line-break/>// and now f also has age prop:<text:line-break/>l("f.age: " + f.age, p2)<text:line-break/><text:line-break/>myFunc2.prototype.age = 4;<text:line-break/>//object does not have prototype property, but only __proto__<text:line-break/>var cat2 = {name: 'Fluffy'};<text:line-break/>l(cat2.prototype, p2); //will log undefined<text:line-break/>//but they do have __proto___ property, one should not do this:<text:line-break/>cat2.__proto__.wow = 5;<text:line-break/><text:line-break/>//now all objects ever created will have wow in there __proto__<text:line-break/>var cat3 = {name: 'Fluffy3'};<text:line-break/>l(Object.keys(cat2.__proto__), p2); //prints [ "wow" ]<text:line-break/>l(Object.keys(cat3.__proto__), p2);//prints [ "wow" ]<text:line-break/><text:line-break/>l(cat2.__proto__.toString, p2); //will log [ Function: toString ]<text:line-break/><text:line-break/>//A functions prototype is the object instance that will become<text:line-break/>//the prototype for all objects created using this function<text:line-break/>//as a constructor<text:line-break/>//<text:line-break/>//An objects prototype is the object instance from which the<text:line-break/>//object is inherited<text:line-break/><text:line-break/>////////////////Inheritance/////////////////////////////<text:line-break/>var p3 = true;<text:line-break/>function Animal(voice) {<text:line-break/> <text:s text:c="3"/>this.voice = voice || 'grunt';<text:line-break/>};<text:line-break/>//we can add stuff to the Animal.prototype....<text:line-break/></text:span><text:soft-page-break/><text:span text:style-name="T1"><text:line-break/>function cat4(name) {<text:line-break/> <text:s text:c="3"/>Animal.call(this, "Meow");<text:line-break/> <text:s text:c="3"/>this.name = name;<text:line-break/>};</text:span></text:p>
      <text:p text:style-name="P1"><text:span text:style-name="T1">//should not use new here<text:line-break/>cat4.prototype = Object.create(Animal.prototype); <text:line-break/>cat4.prototype.constructor = cat4;<text:line-break/>var c1 = new cat4("flufy");<text:line-break/><text:line-break/>//and now class ES6:<text:line-break/>class Animal2 {<text:line-break/> <text:s text:c="3"/>constructor(voice) {<text:line-break/> <text:s text:c="7"/>this.voice = voice;<text:line-break/> <text:s text:c="3"/>}<text:line-break/> <text:s text:c="3"/>//here we can add functions to prototype but<text:line-break/> <text:s text:c="3"/>//they will not be enumerable in other words they <text:line-break/> <text:s text:c="3"/>//will be invisible when iterating prototype keys<text:line-break/>}<text:line-break/>class cat5 extends Animal2 {<text:line-break/> <text:s text:c="3"/>constructor(name) {<text:line-break/> <text:s text:c="7"/>super("Meow");<text:line-break/> <text:s text:c="7"/>this.name = name;<text:line-break/> <text:s text:c="3"/>};<text:line-break/>};<text:line-break/>var c2 = new cat5("mufy");<text:line-break/><text:line-break/>l(c2.voice, p3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32cm" fo:margin-bottom="0.554cm" fo:margin-left="0.42cm" fo:margin-right="0.245cm" style:shadow="none" style:writing-mode="lr-tb" style:footnote-max-height="0cm">
        <style:columns fo:column-count="2">
          <style:column style:rel-width="5931*" fo:start-indent="0cm" fo:end-indent="0cm"/>
          <style:column style:rel-width="5932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07-12T16:52:12.79</meta:creation-date>
    <dc:date>2016-09-04T19:18:57.21</dc:date>
    <dc:creator>orhan mekic</dc:creator>
    <meta:editing-duration>P9DT57M27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" meta:paragraph-count="13" meta:word-count="878" meta:character-count="6465"/>
  </office:meta>
</office:document-meta>
</file>